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style:font-size-complex="18pt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size-complex="18pt"/>
    </style:style>
    <style:style style:name="T6" style:parent-style-name="DefaultParagraphFont" style:family="text">
      <style:text-properties style:font-size-complex="18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size-complex="18pt"/>
    </style:style>
    <style:style style:name="T9" style:parent-style-name="DefaultParagraphFont" style:family="text">
      <style:text-properties style:font-size-complex="18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size-complex="18pt"/>
    </style:style>
    <style:style style:name="T12" style:parent-style-name="DefaultParagraphFont" style:family="text">
      <style:text-properties style:font-size-complex="18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size-complex="18pt"/>
    </style:style>
    <style:style style:name="P15" style:parent-style-name="Normal" style:family="paragraph">
      <style:paragraph-properties fo:text-align="center"/>
      <style:text-properties fo:font-size="18pt" style:font-size-asian="18pt"/>
    </style:style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TableColumn20" style:family="table-column">
      <style:table-column-properties style:column-width="1.0027in"/>
    </style:style>
    <style:style style:name="TableColumn21" style:family="table-column">
      <style:table-column-properties style:column-width="1.002in"/>
    </style:style>
    <style:style style:name="TableColumn22" style:family="table-column">
      <style:table-column-properties style:column-width="1.002in"/>
    </style:style>
    <style:style style:name="TableColumn23" style:family="table-column">
      <style:table-column-properties style:column-width="1.002in"/>
    </style:style>
    <style:style style:name="TableColumn24" style:family="table-column">
      <style:table-column-properties style:column-width="1.002in"/>
    </style:style>
    <style:style style:name="TableColumn25" style:family="table-column">
      <style:table-column-properties style:column-width="1.002in"/>
    </style:style>
    <style:style style:name="TableColumn26" style:family="table-column">
      <style:table-column-properties style:column-width="1.002in"/>
    </style:style>
    <style:style style:name="Table19" style:family="table">
      <style:table-properties style:width="7.0152in" fo:margin-left="0in" table:align="left"/>
    </style:style>
    <style:style style:name="TableRow27" style:family="table-row">
      <style:table-row-properties style:min-row-height="0.4083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Row42" style:family="table-row">
      <style:table-row-properties style:min-row-height="0.4083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Row57" style:family="table-row">
      <style:table-row-properties style:min-row-height="0.4263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Row72" style:family="table-row">
      <style:table-row-properties style:min-row-height="0.4083in"/>
    </style:style>
    <style:style style:name="TableCell7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74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TableCell7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fo:background-color="#00B050" style:writing-mode="lr-tb" fo:padding-top="0in" fo:padding-left="0.075in" fo:padding-bottom="0in" fo:padding-right="0.075in"/>
    </style:style>
    <style:style style:name="P86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88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0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2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4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5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6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7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8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99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100" style:parent-style-name="ListParagraph" style:family="paragraph">
      <style:paragraph-properties fo:margin-bottom="0in" fo:line-height="100%" fo:margin-left="0in">
        <style:tab-stops/>
      </style:paragraph-properties>
      <style:text-properties style:font-size-complex="18pt"/>
    </style:style>
    <style:style style:name="P101" style:parent-style-name="ListParagraph" style:list-style-name="LFO4" style:family="paragraph">
      <style:paragraph-properties fo:margin-bottom="0in" fo:line-height="100%"/>
    </style:style>
  </office:automatic-styles>
  <office:body>
    <office:text text:use-soft-page-breaks="true">
      <text:p text:style-name="P1">What is Temporal Difference Learning?</text:p>
      <text:list text:style-name="LFO1" text:continue-numbering="true">
        <text:list-item>
          <text:p text:style-name="P2"><text:span text:style-name="T3">Temporal difference learning is the evaluation of a state by comparing it to its successive state.</text:span></text:p>
        </text:list-item>
        <text:list-item>
          <text:p text:style-name="P4"><text:span text:style-name="T5">This allows temporal difference learning to<text:s/></text:span><text:span text:style-name="T6">evaluate a prediction as it goes rather than computing all the information once it has completed.</text:span></text:p>
        </text:list-item>
        <text:list-item>
          <text:p text:style-name="P7"><text:span text:style-name="T8">In relation to checkers this is highly valued as it allows it to evaluate and update the during the cycle. If we were to wait to the end before giving a value</text:span><text:span text:style-name="T9"><text:s/>this would be very compute heavy and give rather broad evaluation to each state.</text:span></text:p>
        </text:list-item>
        <text:list-item>
          <text:p text:style-name="P10"><text:span text:style-name="T11">To demonstrate supervised learning using temporal differences checkers is a favourable choice over another popular choice such as chess. Checkers has a simpler rule set but s</text:span><text:span text:style-name="T12">till has a huge state-space complexity 10^20.<text:s/></text:span></text:p>
        </text:list-item>
        <text:list-item>
          <text:p text:style-name="P13"><text:span text:style-name="T14">One of the first uses of temporal difference learning was used in Samuals<text:s/></text:span></text:p>
        </text:list-item>
      </text:list>
      <text:p text:style-name="Normal"/>
      <text:p text:style-name="Normal"/>
      <text:p text:style-name="Normal"/>
      <text:p text:style-name="P15">Q-learning</text:p>
      <text:list text:style-name="LFO3" text:continue-numbering="true">
        <text:list-item>
          <text:p text:style-name="P16">Q-learning is an off policy method of temporal difference learning.<text:s/>The most optimal action in this case is represented by Q.<text:s/></text:p>
        </text:list-item>
        <text:list-item>
          <text:p text:style-name="P17">The Q-Learning algorithm still takes into account which states are visited and updated using a value of exploration. We would use a greedy strategy here so the states that are seen as more valuable will be visited more often but still leaving room for further exploration.<text:s/></text:p>
        </text:list-item>
        <text:list-item>
          <text:p text:style-name="P18">Q(St, At) ← Q(St, At) + α h Rt+1 + γ max a Q(St+1, a) − Q(St, At) [1].</text:p>
        </text:list-item>
      </text:list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Start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Cliff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Goal</text:p>
          </table:table-cell>
        </table:table-row>
      </table:table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list text:style-name="LFO4" text:continue-numbering="true">
        <text:list-item>
          <text:p text:style-name="P101">Reinforcement Learning: An Introduction( 2014, Sutton and Barto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oghan Casey</meta:initial-creator>
    <dc:creator>Eoghan Casey</dc:creator>
    <meta:creation-date>2018-10-09T22:30:00Z</meta:creation-date>
    <dc:date>2018-10-11T09:09:00Z</dc:date>
    <meta:template xlink:href="Normal" xlink:type="simple"/>
    <meta:editing-cycles>2</meta:editing-cycles>
    <meta:editing-duration>PT32640S</meta:editing-duration>
    <meta:document-statistic meta:page-count="2" meta:paragraph-count="2" meta:word-count="212" meta:character-count="1424" meta:row-count="10" meta:non-whitespace-character-count="1214"/>
  </office:meta>
</office:document-meta>
</file>